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CTIVIDAD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Criterios de evaluació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Unidad 2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2.1</text:p>
          </table:table-cell>
          <table:table-cell office:value-type="string" calcext:value-type="string">
            <text:p>RA1 – a, b, c, d, f, i</text:p>
            <text:p>RA2 – a, c, d, g, h, i</text:p>
            <text:p>RA4 – a, b, c, d, e, f, g, h, i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2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3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4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2.5</text:p>
          </table:table-cell>
          <table:table-cell office:value-type="string" calcext:value-type="string">
            <text:p>RA1</text:p>
            <text:p>RA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Unidad 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3.2</text:p>
          </table:table-cell>
          <table:table-cell office:value-type="string" calcext:value-type="string">
            <text:p>RA3</text:p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3.3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3.4</text:p>
          </table:table-cell>
          <table:table-cell office:value-type="string" calcext:value-type="string">
            <text:p><text:span text:style-name="T1">RA3</text:span></text:p>
            <text:p><text:span text:style-name="T1">RA6</text:span>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3.5</text:p>
          </table:table-cell>
          <table:table-cell office:value-type="string" calcext:value-type="string">
            <text:p>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nidad 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RA5 – a, b, c, d, e, f, g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Unidad 5</text:p>
          </table:table-cell>
          <table:table-cell office:value-type="string" calcext:value-type="string">
            <text:p>Ejercicios Git y Github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Ejercicios Git y Github (II)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Git avanzado (OPCIONAL)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 table:number-columns-spanned="1" table:number-rows-spanned="2">
            <text:p>Unidad 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RA1</text:p>
            <text:p>RA2</text:p>
            <text:p>RA3</text:p>
            <text:p>RA5</text:p>
            <text:p>RA6</text:p>
          </table:table-cell>
          <table:table-cell table:number-columns-repeated="3"/>
        </table:table-row>
        <table:table-row table:style-name="ro6">
          <table:table-cell/>
          <table:covered-table-cell/>
          <table:table-cell office:value-type="string" calcext:value-type="string">
            <text:p>6.2</text:p>
          </table:table-cell>
          <table:table-cell office:value-type="string" calcext:value-type="string">
            <text:p>RA1</text:p>
            <text:p>RA2</text:p>
            <text:p>RA3</text:p>
            <text:p>RA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nidad 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1:41:02.327104627</meta:creation-date>
    <dc:date>2022-10-17T13:32:39.678729059</dc:date>
    <meta:editing-duration>PT13M30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